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BoundingBox.getBounding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BoundingBox.DSCCommentBounding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SCCommentBoundingBox.generate( PSGenerator g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SCCommentBoundingBox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BoundingBox.has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BoundingBox.DSCCommentBoundingBox( Rectangle2D b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BoundingBox.pars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SCCommentBoundingBox.setBoundingBox( Rectangle2D b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